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 fo:text-align="center"/>
    </style:style>
    <style:style style:name="P4" style:family="paragraph">
      <style:paragraph-properties fo:text-align="start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 text:style-name="P1">Introduction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/>
            <text:p/>
            <text:p><text:span text:style-name="T1">File Operations in Python</text:span></text:p>
            <text:p>An overview of file handling in Python programmin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list text:style-name="L3">
              <text:list-header>
                <text:p text:style-name="P3">Overview of File Operations</text:p>
              </text:list-header>
            </text:list>
          </draw:text-box>
        </draw:frame>
        <draw:frame presentation:style-name="pr4" draw:layer="layout" svg:width="25.199cm" svg:height="9.134cm" svg:x="1.301cm" svg:y="4cm" presentation:class="outline" presentation:user-transformed="true">
          <draw:text-box>
            <text:list text:style-name="L4">
              <text:list-header>
                <text:p/>
                <text:p/>
              </text:list-header>
              <text:list-item>
                <text:p text:style-name="P4">Reading from a File</text:p>
              </text:list-item>
              <text:list-item>
                <text:p text:style-name="P4">Writing to a File</text:p>
              </text:list-item>
              <text:list-item>
                <text:p text:style-name="P4">Working with Text Files</text:p>
              </text:list-item>
              <text:list-item>
                <text:p text:style-name="P4">Working with Binary Files</text:p>
              </text:list-item>
              <text:list-item>
                <text:p text:style-name="P4">File Handling Best Practic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Definition: What are file operations?</text:p>
              </text:list-item>
              <text:list-item>
                <text:p>Importance: Why file operations are crucial in programming.</text:p>
              </text:list-item>
              <text:list-item>
                <text:p>Python's open() functio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ading from a Fi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Syntax: open(file_path, mode)</text:p>
              </text:list-item>
              <text:list-item>
                <text:p>Modes: 'r' (read), 'w' (write), 'a' (append), 'r+' (read and write), etc.</text:p>
              </text:list-item>
              <text:list-item>
                <text:p>Example: Reading from a text file using open() and read()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Writing to a Fi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Syntax: open(file_path, mode)</text:p>
              </text:list-item>
              <text:list-item>
                <text:p>Modes: 'w' (write), 'a' (append), 'r+' (read and write), etc.</text:p>
              </text:list-item>
              <text:list-item>
                <text:p>Example: Writing to a text file using open() and write()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orking with Text Fil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Reading and writing text files in Python.</text:p>
              </text:list-item>
              <text:list-item>
                <text:p>Common methods: read(), readline(), write(), writelines()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Properly closing files using close().</text:p>
              </text:list-item>
              <text:list-item>
                <text:p>Using the with statement (context manager) for automatic file closing.</text:p>
              </text:list-item>
              <text:list-item>
                <text:p>Exception handling for file operation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8T22:32:38.468046163</meta:creation-date>
    <dc:date>2023-12-18T22:49:23.921985961</dc:date>
    <meta:editing-duration>PT6M35S</meta:editing-duration>
    <meta:editing-cycles>1</meta:editing-cycles>
    <meta:document-statistic meta:object-count="48"/>
    <meta:generator>LibreOffice/7.3.7.2$Linux_X86_64 LibreOffice_project/30$Build-2</meta:generator>
  </office:meta>
</office:document-meta>
</file>